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Tag.processAction( String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Tag.getEn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Autocomplete( String autocomple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ServletRelativeAction( @ Nullable String servletRelative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resolveCs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On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reset( String onr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writeHiddenFields( @ Nullable Map &lt; String , String &gt; hiddenFiel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Tag.setAcceptCharset( String accept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CssErrorClass( String cssErro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writeTagContent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ormTag.setMethodParam( String method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isMethodBrowserSupported( String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ServletRelative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Action( @ Nullable String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Enctype( String en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Onsubmit( String on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doEnd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rm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assertHttpMethod( String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Tag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ModelAttribute( String model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resolveAc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ormTag.getAuto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doFinal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resolveModelAttrib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Tag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Http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Method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Model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getOnsub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auto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